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6.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css3t:text-justify="auto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1.5pt solid #000000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1.5pt solid #000000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1" table:default-cell-style-name="ce10"/>
        <table:table-column table:style-name="co1" table:default-cell-style-name="ce14"/>
        <table:table-row table:style-name="ro1">
          <table:table-cell office:value-type="string" calcext:value-type="string" table:number-columns-spanned="2" table:number-rows-spanned="1">
            <text:p>Entreprise FACTOR</text:p>
          </table:table-cell>
          <table:covered-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13 rue de l'Abbaye</text:p>
          </table:table-cell>
          <table:covered-table-cell table:style-name="Default"/>
          <table:table-cell/>
          <table:table-cell table:style-name="ce4" office:value-type="string" calcext:value-type="string">
            <text:p>DOIT</text:p>
          </table:table-cell>
          <table:table-cell table:style-name="ce8"/>
          <table:table-cell table:style-name="ce11"/>
        </table:table-row>
        <table:table-row table:style-name="ro1">
          <table:table-cell office:value-type="string" calcext:value-type="string">
            <text:p>06DOO NICE</text:p>
          </table:table-cell>
          <table:table-cell table:style-name="Default"/>
          <table:table-cell/>
          <table:table-cell table:style-name="ce5"/>
          <table:table-cell table:style-name="Default"/>
          <table:table-cell table:style-name="ce12"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style-name="Default"/>
          <table:table-cell table:style-name="ce12"/>
        </table:table-row>
        <table:table-row table:style-name="ro1">
          <table:table-cell office:value-type="string" calcext:value-type="string">
            <text:p>Facture n°</text:p>
          </table:table-cell>
          <table:table-cell table:style-name="Default"/>
          <table:table-cell/>
          <table:table-cell table:style-name="ce5"/>
          <table:table-cell table:style-name="Default"/>
          <table:table-cell table:style-name="ce12"/>
        </table:table-row>
        <table:table-row table:style-name="ro1">
          <table:table-cell office:value-type="string" calcext:value-type="string">
            <text:p>Du</text:p>
          </table:table-cell>
          <table:table-cell table:style-name="Default"/>
          <table:table-cell/>
          <table:table-cell table:style-name="ce6"/>
          <table:table-cell table:style-name="ce9"/>
          <table:table-cell table:style-name="ce1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ontant total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style-name="ce3" office:value-type="string" calcext:value-type="string">
            <text:p>PORTE FENETRE</text:p>
          </table:table-cell>
          <table:table-cell office:value-type="float" office:value="5" calcext:value-type="float">
            <text:p>5</text:p>
          </table:table-cell>
          <table:table-cell office:value-type="float" office:value="1782" calcext:value-type="float">
            <text:p>1782,00</text:p>
          </table:table-cell>
          <table:table-cell table:formula="of:=[.D9]*[.E9]" office:value-type="float" office:value="8910" calcext:value-type="float">
            <text:p>8910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style-name="ce3" office:value-type="string" calcext:value-type="string">
            <text:p>FENETRE 60 X 120</text:p>
          </table:table-cell>
          <table:table-cell office:value-type="float" office:value="8" calcext:value-type="float">
            <text:p>8</text:p>
          </table:table-cell>
          <table:table-cell office:value-type="float" office:value="812" calcext:value-type="float">
            <text:p>812,00</text:p>
          </table:table-cell>
          <table:table-cell table:formula="of:=[.D10]*[.E10]" office:value-type="float" office:value="6496" calcext:value-type="float">
            <text:p>649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PORTE D'ENTREE</text:p>
          </table:table-cell>
          <table:table-cell office:value-type="float" office:value="1" calcext:value-type="float">
            <text:p>1</text:p>
          </table:table-cell>
          <table:table-cell office:value-type="float" office:value="2325" calcext:value-type="float">
            <text:p>2325,00</text:p>
          </table:table-cell>
          <table:table-cell table:formula="of:=[.D11]*[.E11]" office:value-type="float" office:value="2325" calcext:value-type="float">
            <text:p>2325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12]*[.E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13]*[.E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14]*[.E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15]*[.E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16]*[.E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17]*[.E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18]*[.E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19]*[.E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20]*[.E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formula="of:=[.D21]*[.E2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" office:value-type="string" calcext:value-type="string" table:number-columns-spanned="2" table:number-rows-spanned="1">
            <text:p>TOTAL marchandises</text:p>
          </table:table-cell>
          <table:covered-table-cell table:style-name="ce7"/>
          <table:table-cell table:style-name="ce15" table:formula="of:=SUM([.F9:.F21])" office:value-type="float" office:value="17731" calcext:value-type="float">
            <text:p>1773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"/>
          <table:table-cell table:style-name="ce7" office:value-type="string" calcext:value-type="string">
            <text:p>Remise 10 %</text:p>
          </table:table-cell>
          <table:table-cell table:style-name="ce16" table:formula="of:=(10*[.F22])/100" office:value-type="float" office:value="1773.1" calcext:value-type="float">
            <text:p>1773,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"/>
          <table:table-cell table:style-name="ce7" office:value-type="string" calcext:value-type="string">
            <text:p>TOTAL NET</text:p>
          </table:table-cell>
          <table:table-cell table:style-name="ce15" table:formula="of:=[.F22]-[.F23]" office:value-type="float" office:value="15957.9" calcext:value-type="float">
            <text:p>15957,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"/>
          <table:table-cell table:style-name="ce7" office:value-type="string" calcext:value-type="string">
            <text:p>Frais de port</text:p>
          </table:table-cell>
          <table:table-cell table:style-name="ce16" table:formula="of:=IF([.F22]&lt;10000; 100; IF([.F22]&gt;50000; 0; 50)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" office:value-type="string" calcext:value-type="string" table:number-columns-spanned="2" table:number-rows-spanned="1">
            <text:p>TOTAL Hors Taxes</text:p>
          </table:table-cell>
          <table:covered-table-cell table:style-name="ce7"/>
          <table:table-cell table:style-name="ce15" table:formula="of:=[.F24]+[.F25]" office:value-type="float" office:value="16007.9" calcext:value-type="float">
            <text:p>16007,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"/>
          <table:table-cell table:style-name="ce7" office:value-type="string" calcext:value-type="string">
            <text:p>TVA à 19,6 %</text:p>
          </table:table-cell>
          <table:table-cell table:style-name="ce17" table:formula="of:=(19.6*[.F26])/100" office:value-type="float" office:value="3137.5484" calcext:value-type="float">
            <text:p>3137,5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"/>
          <table:table-cell table:style-name="ce7" office:value-type="string" calcext:value-type="string">
            <text:p>TOTAL TTC</text:p>
          </table:table-cell>
          <table:table-cell table:style-name="ce18" table:formula="of:=[.F26]+[.F27]" office:value-type="float" office:value="19145.4484" calcext:value-type="float">
            <text:p>19145,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5T12:06:27.57616680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0" meta:object-count="0"/>
  </office:meta>
</office:document-meta>
</file>